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4c4c4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0">
            <text:p>0</text:p>
          </table:table-cell>
          <table:table-cell table:style-name="ce1"/>
        </table:table-row>
        <table:table-row table:style-name="ro6">
          <table:table-cell office:value-type="string">
            <text:p>DEL #1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2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3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9T21:33:05.50</dc:date>
    <dc:creator>Adam Strecj</dc:creator>
    <meta:editing-duration>PT42M26S</meta:editing-duration>
    <meta:editing-cycles>7</meta:editing-cycles>
    <meta:generator>LibreOffice/3.3$Win32 LibreOffice_project/330m19$Build-301</meta:generator>
    <meta:document-statistic meta:table-count="3" meta:cell-count="5" meta:object-count="0"/>
  </office:meta>
</office:document-meta>
</file>